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751" officeooo:paragraph-rsid="0015a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– Pour faire une calculatrice correctement:</text:p>
      <text:p text:style-name="P1"/>
      <text:p text:style-name="P1">pour créer un calcul de manière assez simple il faut utiliser et donner des variables:</text:p>
      <text:p text:style-name="P1"/>
      <text:p text:style-name="P1">- en exemple :</text:p>
      <text:p text:style-name="P1"/>
      <text:p text:style-name="P1">var opération = prompt ( 'opération : + - * / ? ' )</text:p>
      <text:p text:style-name="P1"/>
      <text:p text:style-name="P1">« Var opération est le texte ou thème qu'on doit utiliser pour utiliser une opération.</text:p>
      <text:p text:style-name="P1"/>
      <text:p text:style-name="P1">Cela s'applique à tous type de variables chacune a une définition propre. »</text:p>
      <text:p text:style-name="P1"/>
      <text:p text:style-name="P1">Prompt s'utilise pour lui lui donner une identification : exemple ('opération : + - * / ?' ) ;</text:p>
      <text:p text:style-name="P1"/>
      <text:p text:style-name="P1">– Pour qu'une variable fonctionne il faut lui donner une valeur :</text:p>
      <text:p text:style-name="P1"/>
      <text:p text:style-name="P1">En exemple : var valeur1 = parseInt(prompt('valeur1? ')) ;</text:p>
      <text:p text:style-name="P1"><text:s/></text:p>
      <text:p text:style-name="P1">Cette variable donne une valeur a l'ordinateur pour que l'utilisateur rentre une donnée calculé.</text:p>
      <text:p text:style-name="P1"/>
      <text:p text:style-name="P1">Addition, multiplication, division, et autres calcul même scientifique ont le même procéder.</text:p>
      <text:p text:style-name="P1"/>
      <text:p text:style-name="P1">On commence toujours par une variable et on fini toujours par une valeurs donné à l'utilisateur.</text:p>
      <text:p text:style-name="P1"/>
      <text:p text:style-name="P1">!!!!! ATTENTION</text:p>
      <text:p text:style-name="P1"/>
      <text:p text:style-name="P1">Les caractères sont au pluriels et ils sont d'ordre hiérarchiques , et il faut surtout, surtout ne pas</text:p>
      <text:p text:style-name="P1"/>
      <text:p text:style-name="P1">oublié un accent ou n'importe quel caractère au sinon il faut tout revérifier son JavaScript ou HTML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4:30:52.664000000</meta:creation-date>
    <dc:date>2016-08-08T14:52:52.762000000</dc:date>
    <meta:editing-duration>PT17S</meta:editing-duration>
    <meta:editing-cycles>1</meta:editing-cycles>
    <meta:document-statistic meta:table-count="0" meta:image-count="0" meta:object-count="0" meta:page-count="1" meta:paragraph-count="16" meta:word-count="184" meta:character-count="1075" meta:non-whitespace-character-count="903"/>
    <meta:generator>LibreOffice/5.0.0.5$Windows_x86 LibreOffice_project/1b1a90865e348b492231e1c451437d7a15bb262b</meta:generator>
  </office:meta>
</office:document-meta>
</file>